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083a9" officeooo:paragraph-rsid="001083a9" style:font-size-asian="32pt" style:font-size-complex="32pt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083a9" officeooo:paragraph-rsid="001083a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c9211e" fo:font-size="20pt" style:text-underline-style="solid" style:text-underline-width="auto" style:text-underline-color="font-color" fo:font-weight="bold" officeooo:rsid="00119415" officeooo:paragraph-rsid="00119415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c9211e" fo:font-size="18pt" style:text-underline-style="solid" style:text-underline-width="auto" style:text-underline-color="font-color" fo:font-weight="bold" officeooo:rsid="00119415" officeooo:paragraph-rsid="00119415" style:font-size-asian="15.75pt" style:font-weight-asian="bold" style:font-size-complex="18pt" style:font-weight-complex="bold"/>
    </style:style>
    <style:style style:name="P5" style:family="paragraph" style:parent-style-name="Standard">
      <style:text-properties fo:color="#c9211e" fo:font-size="18pt" style:text-underline-style="solid" style:text-underline-width="auto" style:text-underline-color="font-color" fo:font-weight="bold" officeooo:rsid="0012edea" officeooo:paragraph-rsid="0012edea" style:font-size-asian="15.75pt" style:font-weight-asian="bold" style:font-size-complex="18pt" style:font-weight-complex="bold"/>
    </style:style>
    <style:style style:name="P6" style:family="paragraph" style:parent-style-name="Standard">
      <style:text-properties fo:color="#c9211e" fo:font-size="18pt" style:text-underline-style="solid" style:text-underline-width="auto" style:text-underline-color="font-color" fo:font-weight="bold" officeooo:rsid="0013bac7" officeooo:paragraph-rsid="0013bac7" style:font-size-asian="15.75pt" style:font-weight-asian="bold" style:font-size-complex="18pt" style:font-weight-complex="bold"/>
    </style:style>
    <style:style style:name="P7" style:family="paragraph" style:parent-style-name="Standard">
      <style:text-properties fo:color="#c9211e" fo:font-size="18pt" style:text-underline-style="solid" style:text-underline-width="auto" style:text-underline-color="font-color" fo:font-weight="bold" officeooo:rsid="001586dc" officeooo:paragraph-rsid="001586dc" style:font-size-asian="15.75pt" style:font-weight-asian="bold" style:font-size-complex="18pt" style:font-weight-complex="bold"/>
    </style:style>
    <style:style style:name="P8" style:family="paragraph" style:parent-style-name="Standard">
      <style:text-properties fo:color="#c9211e" fo:font-size="18pt" style:text-underline-style="none" fo:font-weight="normal" officeooo:rsid="0021f88d" officeooo:paragraph-rsid="0021f88d" style:font-size-asian="18pt" style:font-weight-asian="normal" style:font-size-complex="18pt" style:font-weight-complex="normal"/>
    </style:style>
    <style:style style:name="P9" style:family="paragraph" style:parent-style-name="Standard">
      <style:text-properties fo:color="#c9211e" fo:font-size="16pt" style:text-underline-style="solid" style:text-underline-width="auto" style:text-underline-color="font-color" fo:font-weight="normal" officeooo:rsid="001cd53f" officeooo:paragraph-rsid="001cd53f" style:font-size-asian="14pt" style:font-weight-asian="normal" style:font-size-complex="16pt" style:font-weight-complex="normal"/>
    </style:style>
    <style:style style:name="P10" style:family="paragraph" style:parent-style-name="Standard">
      <style:text-properties fo:color="#c9211e" fo:font-size="16pt" style:text-underline-style="solid" style:text-underline-width="auto" style:text-underline-color="font-color" fo:font-weight="normal" officeooo:rsid="002014de" officeooo:paragraph-rsid="002014de" style:font-size-asian="14pt" style:font-weight-asian="normal" style:font-size-complex="16pt" style:font-weight-complex="normal"/>
    </style:style>
    <style:style style:name="P11" style:family="paragraph" style:parent-style-name="Standard">
      <style:text-properties fo:color="#2a6099" fo:font-size="18pt" style:text-underline-style="solid" style:text-underline-width="auto" style:text-underline-color="font-color" fo:font-weight="bold" officeooo:rsid="0013bac7" officeooo:paragraph-rsid="0013bac7" style:font-size-asian="15.75pt" style:font-weight-asian="bold" style:font-size-complex="18pt" style:font-weight-complex="bold"/>
    </style:style>
    <style:style style:name="P12" style:family="paragraph" style:parent-style-name="Standard">
      <style:text-properties fo:color="#2a6099" fo:font-size="18pt" style:text-underline-style="solid" style:text-underline-width="auto" style:text-underline-color="font-color" fo:font-weight="bold" officeooo:rsid="001586dc" officeooo:paragraph-rsid="001586dc" style:font-size-asian="15.75pt" style:font-weight-asian="bold" style:font-size-complex="18pt" style:font-weight-complex="bold"/>
    </style:style>
    <style:style style:name="P13" style:family="paragraph" style:parent-style-name="Standard">
      <style:text-properties fo:color="#000000" fo:font-size="16pt" style:text-underline-style="none" fo:font-weight="normal" officeooo:rsid="001586dc" officeooo:paragraph-rsid="001586dc" style:font-size-asian="14pt" style:font-weight-asian="normal" style:font-size-complex="16pt" style:font-weight-complex="normal"/>
    </style:style>
    <style:style style:name="P14" style:family="paragraph" style:parent-style-name="Standard">
      <style:text-properties fo:color="#000000" fo:font-size="16pt" style:text-underline-style="none" fo:font-weight="normal" officeooo:rsid="0016f336" officeooo:paragraph-rsid="0016f336" style:font-size-asian="14pt" style:font-weight-asian="normal" style:font-size-complex="16pt" style:font-weight-complex="normal"/>
    </style:style>
    <style:style style:name="P15" style:family="paragraph" style:parent-style-name="Standard">
      <style:text-properties fo:color="#000000" fo:font-size="16pt" style:text-underline-style="none" fo:font-weight="normal" officeooo:rsid="00181684" officeooo:paragraph-rsid="00181684" style:font-size-asian="14pt" style:font-weight-asian="normal" style:font-size-complex="16pt" style:font-weight-complex="normal"/>
    </style:style>
    <style:style style:name="P16" style:family="paragraph" style:parent-style-name="Standard">
      <style:text-properties fo:color="#000000" fo:font-size="16pt" style:text-underline-style="none" fo:font-weight="normal" officeooo:rsid="001b04e6" officeooo:paragraph-rsid="001b04e6" style:font-size-asian="14pt" style:font-weight-asian="normal" style:font-size-complex="16pt" style:font-weight-complex="normal"/>
    </style:style>
    <style:style style:name="P17" style:family="paragraph" style:parent-style-name="Standard">
      <style:text-properties fo:color="#000000" fo:font-size="16pt" style:text-underline-style="solid" style:text-underline-width="auto" style:text-underline-color="font-color" fo:font-weight="normal" officeooo:rsid="001cd53f" officeooo:paragraph-rsid="001cd53f" style:font-size-asian="14pt" style:font-weight-asian="normal" style:font-size-complex="16pt" style:font-weight-complex="normal"/>
    </style:style>
    <style:style style:name="P18" style:family="paragraph" style:parent-style-name="Standard">
      <style:text-properties fo:color="#000000" fo:font-size="18pt" style:text-underline-style="none" fo:font-weight="normal" officeooo:rsid="001cd53f" officeooo:paragraph-rsid="001cd53f" style:font-size-asian="15.75pt" style:font-weight-asian="normal" style:font-size-complex="18pt" style:font-weight-complex="normal"/>
    </style:style>
    <style:style style:name="P19" style:family="paragraph" style:parent-style-name="Standard">
      <style:text-properties fo:color="#000000" fo:font-size="18pt" style:text-underline-style="solid" style:text-underline-width="auto" style:text-underline-color="font-color" fo:font-weight="normal" officeooo:rsid="001cd53f" officeooo:paragraph-rsid="001cd53f" style:font-size-asian="15.75pt" style:font-weight-asian="normal" style:font-size-complex="18pt" style:font-weight-complex="normal"/>
    </style:style>
    <style:style style:name="P20" style:family="paragraph" style:parent-style-name="Standard">
      <style:text-properties fo:color="#00a933" fo:font-size="16pt" style:text-underline-style="none" fo:font-weight="normal" officeooo:rsid="001586dc" officeooo:paragraph-rsid="001586dc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officeooo:rsid="001083a9" officeooo:paragraph-rsid="001083a9" style:font-size-asian="14pt" style:font-size-complex="16pt"/>
    </style:style>
    <style:style style:name="P22" style:family="paragraph" style:parent-style-name="Standard">
      <style:text-properties fo:font-size="16pt" style:text-underline-style="none" fo:font-weight="normal" officeooo:rsid="001083a9" officeooo:paragraph-rsid="001083a9" style:font-size-asian="14pt" style:font-weight-asian="normal" style:font-size-complex="16pt" style:font-weight-complex="normal"/>
    </style:style>
    <style:style style:name="P23" style:family="paragraph" style:parent-style-name="Standard">
      <style:text-properties fo:color="#c9211e" fo:font-size="16pt" style:text-underline-style="none" fo:font-weight="normal" officeooo:rsid="001083a9" officeooo:paragraph-rsid="001083a9" style:font-size-asian="14pt" style:font-weight-asian="normal" style:font-size-complex="16pt" style:font-weight-complex="normal"/>
    </style:style>
    <style:style style:name="P24" style:family="paragraph" style:parent-style-name="Standard">
      <style:text-properties fo:color="#c9211e" fo:font-size="16pt" style:text-underline-style="none" fo:font-weight="normal" officeooo:rsid="00119415" officeooo:paragraph-rsid="00119415" style:font-size-asian="14pt" style:font-weight-asian="normal" style:font-size-complex="16pt" style:font-weight-complex="normal"/>
    </style:style>
    <style:style style:name="P25" style:family="paragraph" style:parent-style-name="Standard">
      <style:text-properties fo:color="#000000" fo:font-size="16pt" style:text-underline-style="none" fo:font-weight="normal" officeooo:rsid="001083a9" officeooo:paragraph-rsid="001083a9" style:font-size-asian="14pt" style:font-weight-asian="normal" style:font-size-complex="16pt" style:font-weight-complex="normal"/>
    </style:style>
    <style:style style:name="P26" style:family="paragraph" style:parent-style-name="Standard">
      <style:text-properties fo:color="#000000" fo:font-size="16pt" style:text-underline-style="none" fo:font-weight="normal" officeooo:rsid="00119415" officeooo:paragraph-rsid="00119415" style:font-size-asian="14pt" style:font-weight-asian="normal" style:font-size-complex="16pt" style:font-weight-complex="normal"/>
    </style:style>
    <style:style style:name="P27" style:family="paragraph" style:parent-style-name="Standard">
      <style:text-properties fo:color="#000000" fo:font-size="16pt" style:text-underline-style="none" fo:font-weight="normal" officeooo:rsid="0012bce7" officeooo:paragraph-rsid="00119415" style:font-size-asian="14pt" style:font-weight-asian="normal" style:font-size-complex="16pt" style:font-weight-complex="normal"/>
    </style:style>
    <style:style style:name="P28" style:family="paragraph" style:parent-style-name="Standard">
      <style:text-properties fo:color="#000000" fo:font-size="16pt" style:text-underline-style="none" fo:font-weight="normal" officeooo:rsid="0012edea" officeooo:paragraph-rsid="0012edea" style:font-size-asian="14pt" style:font-weight-asian="normal" style:font-size-complex="16pt" style:font-weight-complex="normal"/>
    </style:style>
    <style:style style:name="P29" style:family="paragraph" style:parent-style-name="Standard">
      <style:text-properties fo:color="#000000" fo:font-size="16pt" style:text-underline-style="none" fo:font-weight="normal" officeooo:rsid="00135ec0" officeooo:paragraph-rsid="00135ec0" style:font-size-asian="14pt" style:font-weight-asian="normal" style:font-size-complex="16pt" style:font-weight-complex="normal"/>
    </style:style>
    <style:style style:name="P30" style:family="paragraph" style:parent-style-name="Standard">
      <style:text-properties fo:color="#000000" fo:font-size="16pt" style:text-underline-style="none" fo:font-weight="normal" officeooo:rsid="00135ec0" officeooo:paragraph-rsid="0013bac7" style:font-size-asian="14pt" style:font-weight-asian="normal" style:font-size-complex="16pt" style:font-weight-complex="normal"/>
    </style:style>
    <style:style style:name="P31" style:family="paragraph" style:parent-style-name="Standard">
      <style:text-properties fo:color="#000000" fo:font-size="16pt" style:text-underline-style="none" fo:font-weight="normal" officeooo:rsid="001586dc" officeooo:paragraph-rsid="001586dc" style:font-size-asian="14pt" style:font-weight-asian="normal" style:font-size-complex="16pt" style:font-weight-complex="normal"/>
    </style:style>
    <style:style style:name="P32" style:family="paragraph" style:parent-style-name="Standard">
      <style:text-properties fo:color="#000000" fo:font-size="16pt" style:text-underline-style="none" fo:font-weight="normal" officeooo:rsid="0016f336" officeooo:paragraph-rsid="001586dc" style:font-size-asian="14pt" style:font-weight-asian="normal" style:font-size-complex="16pt" style:font-weight-complex="normal"/>
    </style:style>
    <style:style style:name="P33" style:family="paragraph" style:parent-style-name="Standard">
      <style:text-properties fo:color="#000000" fo:font-size="16pt" style:text-underline-style="none" fo:font-weight="normal" officeooo:rsid="001cd53f" officeooo:paragraph-rsid="001cd53f" style:font-size-asian="14pt" style:font-weight-asian="normal" style:font-size-complex="16pt" style:font-weight-complex="normal"/>
    </style:style>
    <style:style style:name="P34" style:family="paragraph" style:parent-style-name="Standard">
      <style:text-properties fo:color="#000000" fo:font-size="16pt" style:text-underline-style="none" fo:font-weight="normal" officeooo:rsid="001cf389" officeooo:paragraph-rsid="001cf389" style:font-size-asian="14pt" style:font-weight-asian="normal" style:font-size-complex="16pt" style:font-weight-complex="normal"/>
    </style:style>
    <style:style style:name="P35" style:family="paragraph" style:parent-style-name="Standard">
      <style:text-properties fo:color="#000000" fo:font-size="16pt" style:text-underline-style="none" fo:font-weight="normal" officeooo:rsid="001cf389" officeooo:paragraph-rsid="001cd53f" style:font-size-asian="14pt" style:font-weight-asian="normal" style:font-size-complex="16pt" style:font-weight-complex="normal"/>
    </style:style>
    <style:style style:name="P36" style:family="paragraph" style:parent-style-name="Standard">
      <style:text-properties fo:color="#000000" fo:font-size="16pt" style:text-underline-style="none" fo:font-weight="normal" officeooo:rsid="002014de" officeooo:paragraph-rsid="002014de" style:font-size-asian="14pt" style:font-weight-asian="normal" style:font-size-complex="16pt" style:font-weight-complex="normal"/>
    </style:style>
    <style:style style:name="P37" style:family="paragraph" style:parent-style-name="Standard">
      <style:text-properties fo:color="#000000" fo:font-size="16pt" style:text-underline-style="none" fo:font-weight="normal" officeooo:rsid="0021c3e6" officeooo:paragraph-rsid="0021c3e6" style:font-size-asian="14pt" style:font-weight-asian="normal" style:font-size-complex="16pt" style:font-weight-complex="normal"/>
    </style:style>
    <style:style style:name="P38" style:family="paragraph" style:parent-style-name="Standard">
      <style:text-properties fo:color="#000000" fo:font-size="16pt" style:text-underline-style="none" fo:font-weight="normal" officeooo:rsid="0021f88d" officeooo:paragraph-rsid="0021f88d" style:font-size-asian="14pt" style:font-weight-asian="normal" style:font-size-complex="16pt" style:font-weight-complex="normal"/>
    </style:style>
    <style:style style:name="P39" style:family="paragraph" style:parent-style-name="Standard">
      <style:text-properties fo:color="#000000" fo:font-size="16pt" style:text-underline-style="none" fo:font-weight="normal" officeooo:rsid="0023406e" officeooo:paragraph-rsid="0023406e" style:font-size-asian="14pt" style:font-weight-asian="normal" style:font-size-complex="16pt" style:font-weight-complex="normal"/>
    </style:style>
    <style:style style:name="P40" style:family="paragraph" style:parent-style-name="Standard">
      <style:text-properties fo:color="#000000" fo:font-size="16pt" style:text-underline-style="none" fo:font-weight="normal" officeooo:rsid="00241307" officeooo:paragraph-rsid="00241307" style:font-size-asian="14pt" style:font-weight-asian="normal" style:font-size-complex="16pt" style:font-weight-complex="normal"/>
    </style:style>
    <style:style style:name="P41" style:family="paragraph" style:parent-style-name="Standard">
      <style:text-properties fo:color="#000000" fo:font-size="16pt" style:text-underline-style="solid" style:text-underline-width="auto" style:text-underline-color="font-color" fo:font-weight="normal" officeooo:rsid="00119415" officeooo:paragraph-rsid="00119415" style:font-size-asian="14pt" style:font-weight-asian="normal" style:font-size-complex="16pt" style:font-weight-complex="normal"/>
    </style:style>
    <style:style style:name="P42" style:family="paragraph" style:parent-style-name="Standard">
      <style:text-properties fo:color="#000000" fo:font-size="16pt" style:text-underline-style="solid" style:text-underline-width="auto" style:text-underline-color="font-color" fo:font-weight="normal" officeooo:rsid="0016f336" officeooo:paragraph-rsid="0016f336" style:font-size-asian="14pt" style:font-weight-asian="normal" style:font-size-complex="16pt" style:font-weight-complex="normal"/>
    </style:style>
    <style:style style:name="P43" style:family="paragraph" style:parent-style-name="Standard">
      <style:text-properties fo:color="#000000" fo:font-size="16pt" style:text-underline-style="solid" style:text-underline-width="auto" style:text-underline-color="font-color" fo:font-weight="normal" officeooo:rsid="001cf389" officeooo:paragraph-rsid="001cf389" style:font-size-asian="14pt" style:font-weight-asian="normal" style:font-size-complex="16pt" style:font-weight-complex="normal"/>
    </style:style>
    <style:style style:name="P44" style:family="paragraph" style:parent-style-name="Standard">
      <style:text-properties fo:color="#000000" fo:font-size="16pt" style:text-underline-style="solid" style:text-underline-width="auto" style:text-underline-color="font-color" fo:font-weight="normal" officeooo:rsid="0021c3e6" officeooo:paragraph-rsid="0021c3e6" style:font-size-asian="14pt" style:font-weight-asian="normal" style:font-size-complex="16pt" style:font-weight-complex="normal"/>
    </style:style>
    <style:style style:name="P45" style:family="paragraph" style:parent-style-name="Standard">
      <style:text-properties fo:color="#000000" fo:font-size="18pt" style:text-underline-style="solid" style:text-underline-width="auto" style:text-underline-color="font-color" fo:font-weight="normal" officeooo:rsid="00119415" officeooo:paragraph-rsid="00119415" style:font-size-asian="15.75pt" style:font-weight-asian="normal" style:font-size-complex="18pt" style:font-weight-complex="normal"/>
    </style:style>
    <style:style style:name="P46" style:family="paragraph" style:parent-style-name="Standard">
      <style:text-properties fo:color="#000000" fo:font-size="18pt" style:text-underline-style="solid" style:text-underline-width="auto" style:text-underline-color="font-color" fo:font-weight="normal" officeooo:rsid="00135ec0" officeooo:paragraph-rsid="00135ec0" style:font-size-asian="15.75pt" style:font-weight-asian="normal" style:font-size-complex="18pt" style:font-weight-complex="normal"/>
    </style:style>
    <style:style style:name="P47" style:family="paragraph" style:parent-style-name="Standard">
      <style:text-properties fo:color="#000000" fo:font-size="18pt" style:text-underline-style="solid" style:text-underline-width="auto" style:text-underline-color="font-color" fo:font-weight="normal" officeooo:rsid="00241307" officeooo:paragraph-rsid="00241307" style:font-size-asian="15.75pt" style:font-weight-asian="normal" style:font-size-complex="18pt" style:font-weight-complex="normal"/>
    </style:style>
    <style:style style:name="P48" style:family="paragraph" style:parent-style-name="Standard">
      <style:text-properties fo:color="#000000" fo:font-size="18pt" style:text-underline-style="solid" style:text-underline-width="auto" style:text-underline-color="font-color" fo:font-weight="normal" officeooo:rsid="0024f368" officeooo:paragraph-rsid="0024f368" style:font-size-asian="15.75pt" style:font-weight-asian="normal" style:font-size-complex="18pt" style:font-weight-complex="normal"/>
    </style:style>
    <style:style style:name="P49" style:family="paragraph" style:parent-style-name="Standard">
      <style:text-properties fo:color="#000000" fo:font-size="18pt" style:text-underline-style="solid" style:text-underline-width="auto" style:text-underline-color="font-color" fo:font-weight="normal" officeooo:rsid="002704a8" officeooo:paragraph-rsid="002704a8" style:font-size-asian="15.75pt" style:font-weight-asian="normal" style:font-size-complex="18pt" style:font-weight-complex="normal"/>
    </style:style>
    <style:style style:name="P50" style:family="paragraph" style:parent-style-name="Standard">
      <style:text-properties fo:color="#000000" fo:font-size="18pt" style:text-underline-style="solid" style:text-underline-width="auto" style:text-underline-color="font-color" fo:font-weight="normal" officeooo:rsid="0021c3e6" officeooo:paragraph-rsid="0021c3e6" style:font-size-asian="18pt" style:font-weight-asian="normal" style:font-size-complex="18pt" style:font-weight-complex="normal"/>
    </style:style>
    <style:style style:name="P51" style:family="paragraph" style:parent-style-name="Standard">
      <style:text-properties fo:color="#000000" fo:font-size="18pt" style:text-underline-style="none" fo:font-weight="normal" officeooo:rsid="0023406e" officeooo:paragraph-rsid="0023406e" style:font-size-asian="15.75pt" style:font-weight-asian="normal" style:font-size-complex="18pt" style:font-weight-complex="normal"/>
    </style:style>
    <style:style style:name="P52" style:family="paragraph" style:parent-style-name="Standard">
      <style:text-properties fo:color="#000000" fo:font-size="18pt" style:text-underline-style="none" fo:font-weight="normal" officeooo:rsid="00284435" officeooo:paragraph-rsid="00284435" style:font-size-asian="15.75pt" style:font-weight-asian="normal" style:font-size-complex="18pt" style:font-weight-complex="normal"/>
    </style:style>
    <style:style style:name="P53" style:family="paragraph" style:parent-style-name="Standard">
      <style:text-properties fo:color="#000000" fo:font-size="18pt" style:text-underline-style="none" fo:font-weight="normal" officeooo:rsid="002991f6" officeooo:paragraph-rsid="002991f6" style:font-size-asian="15.75pt" style:font-weight-asian="normal" style:font-size-complex="18pt" style:font-weight-complex="normal"/>
    </style:style>
    <style:style style:name="P54" style:family="paragraph" style:parent-style-name="Standard">
      <style:text-properties fo:color="#00a933" fo:font-size="16pt" style:text-underline-style="none" fo:font-weight="normal" officeooo:rsid="001a0582" officeooo:paragraph-rsid="00181684" style:font-size-asian="14pt" style:font-weight-asian="normal" style:font-size-complex="16pt" style:font-weight-complex="normal"/>
    </style:style>
    <style:style style:name="P55" style:family="paragraph" style:parent-style-name="Standard">
      <style:text-properties fo:color="#00a933" fo:font-size="16pt" style:text-underline-style="none" fo:font-weight="normal" officeooo:rsid="00284435" officeooo:paragraph-rsid="00284435" style:font-size-asian="14pt" style:font-weight-asian="normal" style:font-size-complex="16pt" style:font-weight-complex="normal"/>
    </style:style>
    <style:style style:name="P56" style:family="paragraph" style:parent-style-name="Standard">
      <style:text-properties fo:color="#00a933" fo:font-size="18pt" style:text-underline-style="solid" style:text-underline-width="auto" style:text-underline-color="font-color" fo:font-weight="normal" officeooo:rsid="002704a8" officeooo:paragraph-rsid="002704a8" style:font-size-asian="15.75pt" style:font-weight-asian="normal" style:font-size-complex="18pt" style:font-weight-complex="normal"/>
    </style:style>
    <style:style style:name="P57" style:family="paragraph" style:parent-style-name="Standard">
      <style:paragraph-properties>
        <style:tab-stops/>
      </style:paragraph-properties>
      <style:text-properties fo:color="#00a933" fo:font-size="18pt" style:text-underline-style="solid" style:text-underline-width="auto" style:text-underline-color="font-color" fo:font-weight="normal" officeooo:rsid="002704a8" officeooo:paragraph-rsid="002704a8" style:font-size-asian="15.75pt" style:font-weight-asian="normal" style:font-size-complex="18pt" style:font-weight-complex="normal"/>
    </style:style>
    <style:style style:name="P58" style:family="paragraph" style:parent-style-name="Standard">
      <style:paragraph-properties>
        <style:tab-stops/>
      </style:paragraph-properties>
      <style:text-properties fo:color="#00a933" fo:font-size="18pt" style:text-underline-style="solid" style:text-underline-width="auto" style:text-underline-color="font-color" fo:font-weight="normal" officeooo:rsid="002991f6" officeooo:paragraph-rsid="002991f6" style:font-size-asian="15.75pt" style:font-weight-asian="normal" style:font-size-complex="18pt" style:font-weight-complex="normal"/>
    </style:style>
    <style:style style:name="P59" style:family="paragraph" style:parent-style-name="Standard">
      <style:paragraph-properties>
        <style:tab-stops/>
      </style:paragraph-properties>
      <style:text-properties fo:color="#00a933" fo:font-size="18pt" style:text-underline-style="solid" style:text-underline-width="auto" style:text-underline-color="font-color" fo:font-weight="normal" officeooo:rsid="002991f6" officeooo:paragraph-rsid="002991f6" style:font-size-asian="15.75pt" style:font-weight-asian="normal" style:font-size-complex="18pt" style:font-weight-complex="normal"/>
    </style:style>
    <style:style style:name="P60" style:family="paragraph" style:parent-style-name="Standard">
      <style:paragraph-properties>
        <style:tab-stops/>
      </style:paragraph-properties>
      <style:text-properties fo:color="#00a933" fo:font-size="18pt" style:text-underline-style="solid" style:text-underline-width="auto" style:text-underline-color="font-color" fo:font-weight="normal" officeooo:rsid="002c760d" officeooo:paragraph-rsid="002c760d" style:font-size-asian="15.75pt" style:font-weight-asian="normal" style:font-size-complex="18pt" style:font-weight-complex="normal"/>
    </style:style>
    <style:style style:name="P61" style:family="paragraph" style:parent-style-name="Standard">
      <style:paragraph-properties>
        <style:tab-stops/>
      </style:paragraph-properties>
      <style:text-properties fo:color="#00a933" fo:font-size="18pt" style:text-underline-style="solid" style:text-underline-width="auto" style:text-underline-color="font-color" fo:font-weight="normal" officeooo:rsid="002c760d" officeooo:paragraph-rsid="002dffc0" style:font-size-asian="15.75pt" style:font-weight-asian="normal" style:font-size-complex="18pt" style:font-weight-complex="normal"/>
    </style:style>
    <style:style style:name="P62" style:family="paragraph" style:parent-style-name="Standard">
      <style:paragraph-properties>
        <style:tab-stops/>
      </style:paragraph-properties>
      <style:text-properties fo:color="#00a933" fo:font-size="18pt" style:text-underline-style="solid" style:text-underline-width="auto" style:text-underline-color="font-color" fo:font-weight="normal" officeooo:rsid="002fe82a" officeooo:paragraph-rsid="002fe82a" style:font-size-asian="15.75pt" style:font-weight-asian="normal" style:font-size-complex="18pt" style:font-weight-complex="normal"/>
    </style:style>
    <style:style style:name="P63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0000"/>
    </style:style>
    <style:style style:name="P64" style:family="paragraph" style:parent-style-name="Standard">
      <style:text-properties fo:color="#ffffff" style:font-name="Consolas" fo:font-size="10.5pt" style:text-underline-style="solid" style:text-underline-width="auto" style:text-underline-color="font-color" fo:font-weight="normal" officeooo:rsid="002704a8" officeooo:paragraph-rsid="002704a8" fo:background-color="#000000" style:font-size-asian="15.75pt" style:font-weight-asian="normal" style:font-size-complex="18pt" style:font-weight-complex="normal"/>
    </style:style>
    <style:style style:name="P65" style:family="paragraph" style:parent-style-name="Standard">
      <style:paragraph-properties style:line-height-at-least="0.503cm"/>
      <style:text-properties fo:color="#ffffff" fo:background-color="#000000"/>
    </style:style>
    <style:style style:name="P66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991f6" style:font-size-asian="14pt" style:font-size-complex="16pt"/>
    </style:style>
    <style:style style:name="T3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4" style:family="text">
      <style:text-properties fo:font-size="16pt" style:text-underline-style="none" fo:font-weight="normal" officeooo:rsid="001586dc" style:font-size-asian="14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16f336" style:font-size-asian="14pt" style:font-weight-asian="normal" style:font-size-complex="16pt" style:font-weight-complex="normal"/>
    </style:style>
    <style:style style:name="T6" style:family="text">
      <style:text-properties fo:font-size="16pt" fo:font-weight="normal" style:font-size-asian="14pt" style:font-weight-asian="normal" style:font-size-complex="16pt" style:font-weight-complex="normal"/>
    </style:style>
    <style:style style:name="T7" style:family="text">
      <style:text-properties fo:font-size="16pt" fo:language="es" fo:country="ES" style:text-underline-style="none" style:font-size-asian="14pt" style:font-size-complex="16pt"/>
    </style:style>
    <style:style style:name="T8" style:family="text">
      <style:text-properties fo:font-size="16pt" fo:language="es" fo:country="ES" style:text-underline-style="none" officeooo:rsid="00265b65" style:font-size-asian="14pt" style:font-size-complex="16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cf389"/>
    </style:style>
    <style:style style:name="T11" style:family="text">
      <style:text-properties fo:color="#c9211e"/>
    </style:style>
    <style:style style:name="T12" style:family="text">
      <style:text-properties fo:color="#c9211e" fo:font-size="16pt" style:text-underline-style="none" fo:font-weight="normal" style:font-size-asian="14pt" style:font-weight-asian="normal" style:font-size-complex="16pt" style:font-weight-complex="normal"/>
    </style:style>
    <style:style style:name="T13" style:family="text">
      <style:text-properties fo:color="#c9211e" officeooo:rsid="0016f336"/>
    </style:style>
    <style:style style:name="T14" style:family="text">
      <style:text-properties fo:color="#000000" fo:font-size="16pt" style:text-underline-style="none" fo:font-weight="normal" style:font-size-asian="14pt" style:font-weight-asian="normal" style:font-size-complex="16pt" style:font-weight-complex="normal"/>
    </style:style>
    <style:style style:name="T15" style:family="text">
      <style:text-properties fo:color="#000000" fo:font-size="16pt" style:text-underline-style="none" fo:font-weight="normal" officeooo:rsid="0012bce7" style:font-size-asian="14pt" style:font-weight-asian="normal" style:font-size-complex="16pt" style:font-weight-complex="normal"/>
    </style:style>
    <style:style style:name="T16" style:family="text">
      <style:text-properties fo:color="#000000" fo:font-size="16pt" style:text-underline-style="none" fo:font-weight="normal" officeooo:rsid="001586dc" style:font-size-asian="14pt" style:font-weight-asian="normal" style:font-size-complex="16pt" style:font-weight-complex="normal"/>
    </style:style>
    <style:style style:name="T17" style:family="text">
      <style:text-properties fo:color="#000000" fo:font-size="16pt" fo:font-weight="normal" style:font-size-asian="14pt" style:font-weight-asian="normal" style:font-size-complex="16pt" style:font-weight-complex="normal"/>
    </style:style>
    <style:style style:name="T18" style:family="text">
      <style:text-properties fo:color="#000000" fo:font-size="16pt" style:font-size-asian="14pt" style:font-size-complex="16pt"/>
    </style:style>
    <style:style style:name="T19" style:family="text">
      <style:text-properties fo:color="#000000" fo:font-size="16pt" fo:language="es" fo:country="ES" style:text-underline-style="none" style:font-size-asian="14pt" style:font-size-complex="16pt"/>
    </style:style>
    <style:style style:name="T20" style:family="text">
      <style:text-properties fo:color="#000000" fo:font-size="16pt" fo:language="es" fo:country="ES" style:text-underline-style="none" officeooo:rsid="002991f6" style:font-size-asian="14pt" style:font-size-complex="16pt"/>
    </style:style>
    <style:style style:name="T21" style:family="text">
      <style:text-properties fo:color="#000000" fo:font-size="16pt" fo:language="es" fo:country="ES" style:text-underline-style="none" officeooo:rsid="002d7844" style:font-size-asian="14pt" style:font-size-complex="16pt"/>
    </style:style>
    <style:style style:name="T22" style:family="text">
      <style:text-properties fo:color="#000000" fo:font-size="16pt" fo:language="es" fo:country="ES" style:text-underline-style="none" officeooo:rsid="002dffc0" style:font-size-asian="14pt" style:font-size-complex="16pt"/>
    </style:style>
    <style:style style:name="T23" style:family="text">
      <style:text-properties fo:color="#000000" style:text-underline-style="none"/>
    </style:style>
    <style:style style:name="T24" style:family="text">
      <style:text-properties fo:color="#000000" fo:language="es" fo:country="ES" style:text-underline-style="non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2a6099"/>
    </style:style>
    <style:style style:name="T27" style:family="text">
      <style:text-properties fo:color="#2a6099" fo:language="es" fo:country="ES"/>
    </style:style>
    <style:style style:name="T28" style:family="text">
      <style:text-properties fo:color="#00a933"/>
    </style:style>
    <style:style style:name="T29" style:family="text">
      <style:text-properties fo:color="#00a933" fo:font-size="16pt" style:text-underline-style="none" fo:font-weight="normal" style:font-size-asian="14pt" style:font-weight-asian="normal" style:font-size-complex="16pt" style:font-weight-complex="normal"/>
    </style:style>
    <style:style style:name="T30" style:family="text">
      <style:text-properties fo:color="#00a933" fo:font-size="16pt" style:text-underline-style="none" fo:font-weight="normal" officeooo:rsid="0016f336" style:font-size-asian="14pt" style:font-weight-asian="normal" style:font-size-complex="16pt" style:font-weight-complex="normal"/>
    </style:style>
    <style:style style:name="T31" style:family="text">
      <style:text-properties fo:color="#00a933" officeooo:rsid="001a0582"/>
    </style:style>
    <style:style style:name="T32" style:family="text">
      <style:text-properties officeooo:rsid="001a0582"/>
    </style:style>
    <style:style style:name="T33" style:family="text">
      <style:text-properties fo:language="es" fo:country="ES"/>
    </style:style>
    <style:style style:name="T34" style:family="text">
      <style:text-properties fo:language="es" fo:country="ES" style:text-underline-style="none"/>
    </style:style>
    <style:style style:name="T35" style:family="text">
      <style:text-properties fo:color="#dcdcaa" fo:font-size="16pt" fo:language="es" fo:country="ES" style:text-underline-style="none" style:font-size-asian="14pt" style:font-size-complex="16pt"/>
    </style:style>
    <style:style style:name="T36" style:family="text">
      <style:text-properties fo:color="#dcdcaa" style:font-name="Consolas" fo:font-size="10.5pt" fo:font-weight="normal"/>
    </style:style>
    <style:style style:name="T37" style:family="text">
      <style:text-properties fo:color="#b5cea8"/>
    </style:style>
    <style:style style:name="T38" style:family="text">
      <style:text-properties fo:color="#b5cea8" fo:font-size="16pt" fo:language="es" fo:country="ES" style:text-underline-style="none" style:font-size-asian="14pt" style:font-size-complex="16pt"/>
    </style:style>
    <style:style style:name="T39" style:family="text">
      <style:text-properties fo:color="#c586c0"/>
    </style:style>
    <style:style style:name="T40" style:family="text">
      <style:text-properties fo:color="#9cdcfe"/>
    </style:style>
    <style:style style:name="T41" style:family="text">
      <style:text-properties fo:color="#9cdcfe" style:font-name="Consolas" fo:font-size="10.5pt" fo:font-weight="normal"/>
    </style:style>
    <style:style style:name="T42" style:family="text">
      <style:text-properties fo:color="#4ec9b0"/>
    </style:style>
    <style:style style:name="T43" style:family="text">
      <style:text-properties style:font-name="Consolas" fo:font-size="10.5pt" fo:font-weight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Chapitre 4 Fonctions en Python</text:p>
      <text:p text:style-name="P21"/>
      <text:p text:style-name="P2">4.1 Exemple introductif:</text:p>
      <text:p text:style-name="P22"/>
      <text:p text:style-name="P22">‘’’Role: Lire n et afficher une ligne de n etoiles</text:p>
      <text:p text:style-name="P22">Variables:</text:p>
      <text:p text:style-name="P22"><text:tab/>n,i: entier</text:p>
      <text:p text:style-name="P22">‘’’</text:p>
      <text:p text:style-name="P22"/>
      <text:p text:style-name="P22">n= int(input(“n= “))</text:p>
      <text:p text:style-name="P22"/>
      <text:p text:style-name="P23">for i in range(n):</text:p>
      <text:p text:style-name="P23"><text:tab/>print(“*”,end=’’)</text:p>
      <text:p text:style-name="P23">print()</text:p>
      <text:p text:style-name="P22">------------------------------------------</text:p>
      <text:p text:style-name="P22">‘’’Role: Lire n et afficher un carre d’etoiles de cote n</text:p>
      <text:p text:style-name="P22">Variables:</text:p>
      <text:p text:style-name="P22"><text:tab/>n,i: entier</text:p>
      <text:p text:style-name="P22">‘’’</text:p>
      <text:p text:style-name="P22">n= int(input(“n= “))</text:p>
      <text:p text:style-name="P22"/>
      <text:p text:style-name="P22">for j in range(n):</text:p>
      <text:p text:style-name="P2"><text:span text:style-name="T3"><text:tab/></text:span><text:span text:style-name="T12">for i in range(n):</text:span></text:p>
      <text:p text:style-name="P23"><text:tab/><text:tab/>print(“*”,end=’’)</text:p>
      <text:p text:style-name="P23"><text:tab/>print()</text:p>
      <text:p text:style-name="P25"/>
      <text:p text:style-name="P25">Dans cet exemple, on aurait aime avoir une syntaxe qui nous permette <text:s/>de reutiliser le programme precedent pour afficher une ligne de n “*”. C’est justement l’interet des fonctions.</text:p>
      <text:p text:style-name="P25"/>
      <text:p text:style-name="P25">Objectif: Decouper un programme (un traitement) en sous programme (traitement) plus simples, jusqu’a des operations considere comme primitive.</text:p>
      <text:p text:style-name="P25"/>
      <text:p text:style-name="P25">Les deux buts principaux:</text:p>
      <text:p text:style-name="P25">1) Simplifier et structurer le programme → plus modulaire</text:p>
      <text:p text:style-name="P25">2) Reutiliser certaines aprties du programme</text:p>
      <text:p text:style-name="P25"/>
      <text:p text:style-name="P41"><text:soft-page-break/>Exemples des fonctions</text:p>
      <text:p text:style-name="P26"/>
      <text:p text:style-name="P26"><draw:line text:anchor-type="paragraph" draw:z-index="0" draw:name="Forma1" draw:style-name="gr1" draw:text-style-name="P66" svg:x1="0.125cm" svg:y1="0.051cm" svg:x2="-0.457cm" svg:y2="0.025cm"><text:p/></draw:line><draw:line text:anchor-type="paragraph" draw:z-index="1" draw:name="Forma2" draw:style-name="gr1" draw:text-style-name="P66" svg:x1="-0.457cm" svg:y1="0.051cm" svg:x2="-0.431cm" svg:y2="1.665cm"><text:p/></draw:line>a= 1</text:p>
      <text:p text:style-name="P3"><draw:line text:anchor-type="paragraph" draw:z-index="10" draw:name="Forma11" draw:style-name="gr1" draw:text-style-name="P66" svg:x1="1.501cm" svg:y1="0.593cm" svg:x2="1.792cm" svg:y2="1.149cm"><text:p/></draw:line><text:span text:style-name="T17">print</text:span><text:span text:style-name="T6">(a)</text:span><text:span text:style-name="T3"> </text:span><text:span text:style-name="T14">→ affichage</text:span></text:p>
      <text:p text:style-name="P3"><draw:line text:anchor-type="paragraph" draw:z-index="2" draw:name="Forma3" draw:style-name="gr1" draw:text-style-name="P66" svg:x1="-0.272cm" svg:y1="0.367cm" svg:x2="0.363cm" svg:y2="0.367cm"><text:p/></draw:line><draw:line text:anchor-type="paragraph" draw:z-index="9" draw:name="Forma10" draw:style-name="gr1" draw:text-style-name="P66" svg:x1="6.158cm" svg:y1="0.499cm" svg:x2="1.792cm" svg:y2="0.525cm"><text:p/></draw:line><draw:line text:anchor-type="paragraph" draw:z-index="11" draw:name="Forma12" draw:style-name="gr1" draw:text-style-name="P66" svg:x1="6.29cm" svg:y1="0.552cm" svg:x2="4.279cm" svg:y2="1.743cm"><text:p/></draw:line><draw:line text:anchor-type="paragraph" draw:z-index="13" draw:name="Forma14" draw:style-name="gr1" draw:text-style-name="P66" svg:x1="7.349cm" svg:y1="0.526cm" svg:x2="7.19cm" svg:y2="3.384cm"><text:p/></draw:line><text:span text:style-name="T14"><text:tab/><text:tab/><text:tab/><text:tab/><text:tab/></text:span><text:span text:style-name="T3">parametre</text:span></text:p>
      <text:p text:style-name="P3"><draw:line text:anchor-type="paragraph" draw:z-index="3" draw:name="Forma4" draw:style-name="gr1" draw:text-style-name="P66" svg:x1="-0.007cm" svg:y1="0.115cm" svg:x2="-0.404cm" svg:y2="0.141cm"><text:p/></draw:line><draw:line text:anchor-type="paragraph" draw:z-index="4" draw:name="Forma5" draw:style-name="gr1" draw:text-style-name="P66" svg:x1="-0.404cm" svg:y1="0.273cm" svg:x2="-0.43cm" svg:y2="1.04cm"><text:p/></draw:line><draw:line text:anchor-type="paragraph" draw:z-index="12" draw:name="Forma13" draw:style-name="gr1" draw:text-style-name="P66" svg:x1="2.189cm" svg:y1="0.564cm" svg:x2="4.279cm" svg:y2="1.093cm"><text:p/></draw:line><draw:line text:anchor-type="paragraph" draw:z-index="17" draw:name="Forma18" draw:style-name="gr1" draw:text-style-name="P66" svg:x1="0.02cm" svg:y1="0.459cm" svg:x2="-1.224cm" svg:y2="1.517cm"><text:p/></draw:line><text:span text:style-name="T14">a= </text:span><text:span text:style-name="T17">input</text:span><text:span text:style-name="T6">() </text:span><text:span text:style-name="T14">→ lecture</text:span></text:p>
      <text:p text:style-name="P26"><draw:line text:anchor-type="paragraph" draw:z-index="5" draw:name="Forma6" draw:style-name="gr1" draw:text-style-name="P66" svg:x1="-0.272cm" svg:y1="0.391cm" svg:x2="0.178cm" svg:y2="0.365cm"><text:p/></draw:line></text:p>
      <text:p text:style-name="P3"><draw:line text:anchor-type="paragraph" draw:z-index="6" draw:name="Forma7" draw:style-name="gr1" draw:text-style-name="P66" svg:x1="0.178cm" svg:y1="0.06cm" svg:x2="-0.245cm" svg:y2="0.06cm"><text:p/></draw:line><draw:line text:anchor-type="paragraph" draw:z-index="7" draw:name="Forma8" draw:style-name="gr1" draw:text-style-name="P66" svg:x1="-0.245cm" svg:y1="0.272cm" svg:x2="-0.245cm" svg:y2="0.881cm"><text:p/></draw:line><draw:line text:anchor-type="paragraph" draw:z-index="8" draw:name="Forma9" draw:style-name="gr1" draw:text-style-name="P66" svg:x1="-0.113cm" svg:y1="0.88cm" svg:x2="0.31cm" svg:y2="0.854cm"><text:p/></draw:line><draw:line text:anchor-type="paragraph" draw:z-index="14" draw:name="Forma15" draw:style-name="gr1" draw:text-style-name="P66" svg:x1="1.898cm" svg:y1="0.563cm" svg:x2="7.19cm" svg:y2="1.436cm"><text:p/></draw:line><draw:line text:anchor-type="paragraph" draw:z-index="15" draw:name="Forma16" draw:style-name="gr1" draw:text-style-name="P66" svg:x1="0.205cm" svg:y1="1.462cm" svg:x2="0.099cm" svg:y2="0.536cm"><text:p/></draw:line><draw:line text:anchor-type="paragraph" draw:z-index="16" draw:name="Forma17" draw:style-name="gr1" draw:text-style-name="P66" svg:x1="0.046cm" svg:y1="1.807cm" svg:x2="-1.224cm" svg:y2="0.219cm"><text:p/></draw:line><text:span text:style-name="T14">r=</text:span><text:span text:style-name="T17">cos</text:span><text:span text:style-name="T6">(3)</text:span><text:span text:style-name="T14"> → calcul de cos(3)</text:span></text:p>
      <text:p text:style-name="P26"/>
      <text:p text:style-name="P24">retour</text:p>
      <text:p text:style-name="P26"/>
      <text:p text:style-name="P45">4.2 Fonctions simples</text:p>
      <text:p text:style-name="P26"/>
      <text:p text:style-name="P4"><text:span text:style-name="T14">Def: Une fonction est une action globale utilise dans un programme principal ou une uatre fonction, eet pouvant faire appel a plusieurs autres actions pour se realiser. </text:span><text:span text:style-name="T15">Une fonction admet en entree un ou plusieurs parametres et restitue ou renvoie au programme appelant un ou plusieurs resultat</text:span></text:p>
      <text:p text:style-name="P27"/>
      <text:p text:style-name="P5"><text:span text:style-name="T15">U</text:span><text:span text:style-name="T14">ne fonction se definit par une entete( signature) et un corps.</text:span></text:p>
      <text:p text:style-name="P28">→ Entete: elle comprend le nom, la liste des parametres (nom+ type), et le type de retour.</text:p>
      <text:p text:style-name="P28">→ corps: il est construit comme un programme a part entiere, et definit ce que fait la fonction</text:p>
      <text:p text:style-name="P28"/>
      <text:p text:style-name="P46">1) Fonction sans parametre</text:p>
      <text:p text:style-name="P29"/>
      <text:p text:style-name="P29">La definition d’une fonction se fait a l’aide du mot cle def suivi de l’entete et du corps de la fonction.</text:p>
      <text:p text:style-name="P30"/>
      <text:p text:style-name="P6"><text:span text:style-name="T17">Ex</text:span><text:span text:style-name="T14">: ecrire une fonction qui affiche une ligne de 10 etoiles</text:span></text:p>
      <text:p text:style-name="P6"><text:span text:style-name="T14"><text:tab/><text:tab/></text:span><text:span text:style-name="T5">parametre</text:span></text:p>
      <text:p text:style-name="P11"><draw:line text:anchor-type="paragraph" draw:z-index="32" draw:name="Forma32" draw:style-name="gr1" draw:text-style-name="P66" svg:x1="-0.007cm" svg:y1="0.895cm" svg:x2="1.475cm" svg:y2="0.63cm"><text:p/></draw:line><draw:line text:anchor-type="paragraph" draw:z-index="33" draw:name="Forma33" draw:style-name="gr1" draw:text-style-name="P66" svg:x1="0.998cm" svg:y1="0.895cm" svg:x2="1.474cm" svg:y2="0.63cm"><text:p/></draw:line><text:span text:style-name="T4">[</text:span><text:span text:style-name="T14">def </text:span><text:span text:style-name="T29">ligne10</text:span><text:span text:style-name="T12">()</text:span><text:span text:style-name="T29"> </text:span><text:span text:style-name="T14"><text:s/>→ </text:span><text:span text:style-name="T3">None</text:span><text:span text:style-name="T14">:</text:span><text:span text:style-name="T4">]</text:span><text:span text:style-name="T3"> →</text:span><text:span text:style-name="T4"> entete</text:span></text:p>
      <text:p text:style-name="P11"><draw:line text:anchor-type="paragraph" draw:z-index="18" draw:name="Forma19" draw:style-name="gr1" draw:text-style-name="P66" svg:x1="2.665cm" svg:y1="0.139cm" svg:x2="4.438cm" svg:y2="0.007cm"><text:p/></draw:line><draw:line text:anchor-type="paragraph" draw:z-index="19" draw:name="Forma20" draw:style-name="gr1" draw:text-style-name="P66" svg:x1="5.84cm" svg:y1="0.219cm" svg:x2="4.438cm" svg:y2="0.007cm"><text:p/></draw:line><draw:line text:anchor-type="paragraph" draw:z-index="20" draw:name="Forma21" draw:style-name="gr1" draw:text-style-name="P66" svg:x1="0.496cm" svg:y1="0.616cm" svg:x2="-0.695cm" svg:y2="0.695cm"><text:p/></draw:line><text:span text:style-name="T30">nom</text:span><text:span text:style-name="T4"><text:tab/><text:tab/> type de retour</text:span></text:p>
      <text:p text:style-name="P6"><draw:line text:anchor-type="paragraph" draw:z-index="22" draw:name="Forma23" draw:style-name="gr1" draw:text-style-name="P66" svg:x1="-0.51cm" svg:y1="10.682cm" svg:x2="-0.695cm" svg:y2="0.046cm"><text:p/></draw:line><text:span text:style-name="T14"><text:tab/>‘’’</text:span><text:span text:style-name="T16">Role: afficher une ligne de 10 “*”</text:span></text:p>
      <text:p text:style-name="P13"><text:tab/>Variables:</text:p>
      <text:p text:style-name="P13"><draw:line text:anchor-type="paragraph" draw:z-index="27" draw:name="Forma27" draw:style-name="gr1" draw:text-style-name="P66" svg:x1="7.534cm" svg:y1="1.42cm" svg:x2="6.343cm" svg:y2="0.441cm"><text:p/></draw:line><text:tab/><text:tab/>i:entier</text:p>
      <text:p text:style-name="P13"><text:tab/>‘’’</text:p>
      <text:p text:style-name="P12"><draw:line text:anchor-type="paragraph" draw:z-index="24" draw:name="Forma24" draw:style-name="gr1" draw:text-style-name="P66" svg:x1="-0.589cm" svg:y1="-1.97cm" svg:x2="-0.51cm" svg:y2="2.845cm"><text:p/></draw:line><draw:line text:anchor-type="paragraph" draw:z-index="25" draw:name="Forma25" draw:style-name="gr1" draw:text-style-name="P66" svg:x1="-0.086cm" svg:y1="0.305cm" svg:x2="-1.171cm" svg:y2="0.226cm"><text:p/></draw:line><draw:line text:anchor-type="paragraph" draw:z-index="26" draw:name="Forma26" draw:style-name="gr1" draw:text-style-name="P66" svg:x1="-1.172cm" svg:y1="0.305cm" svg:x2="-1.198cm" svg:y2="0.781cm"><text:p/></draw:line><draw:line text:anchor-type="paragraph" draw:z-index="28" draw:name="Forma28" draw:style-name="gr1" draw:text-style-name="P66" svg:x1="7.533cm" svg:y1="2.029cm" svg:x2="6.131cm" svg:y2="4.327cm"><text:p/></draw:line><text:span text:style-name="T3">corps<text:tab/><text:tab/><text:tab/><text:tab/><text:tab/><text:tab/></text:span><text:span text:style-name="T12">definition</text:span></text:p>
      <text:p text:style-name="P13"><draw:line text:anchor-type="paragraph" draw:z-index="23" draw:name="Forma24" draw:style-name="gr1" draw:text-style-name="P66" svg:x1="-0.589cm" svg:y1="-1.97cm" svg:x2="-0.51cm" svg:y2="2.845cm"><text:p/></draw:line><draw:line text:anchor-type="paragraph" draw:z-index="29" draw:name="Forma29" draw:style-name="gr1" draw:text-style-name="P66" svg:x1="5.92cm" svg:y1="-1.917cm" svg:x2="5.126cm" svg:y2="0.094cm"><text:p/></draw:line><text:soft-page-break/></text:p>
      <text:p text:style-name="P13"><text:tab/>for i in range(10):</text:p>
      <text:p text:style-name="P13"><text:tab/><text:tab/>print(“*”,end=’’)</text:p>
      <text:p text:style-name="P13"><text:tab/>print()</text:p>
      <text:p text:style-name="P7"><draw:line text:anchor-type="paragraph" draw:z-index="21" draw:name="Forma22" draw:style-name="gr1" draw:text-style-name="P66" svg:x1="0.575cm" svg:y1="0.249cm" svg:x2="-0.51cm" svg:y2="0.249cm"><text:p/></draw:line><draw:line text:anchor-type="paragraph" draw:z-index="30" draw:name="Forma30" draw:style-name="gr1" draw:text-style-name="P66" svg:x1="2.163cm" svg:y1="0.646cm" svg:x2="2.639cm" svg:y2="1.466cm"><text:p/></draw:line></text:p>
      <text:p text:style-name="P20">ligne10()</text:p>
      <text:p text:style-name="P13"><draw:line text:anchor-type="paragraph" draw:z-index="31" draw:name="Forma31" draw:style-name="gr1" draw:text-style-name="P66" svg:x1="2.083cm" svg:y1="0.721cm" svg:x2="2.639cm" svg:y2="0.086cm"><text:p/></draw:line>ligne10() <text:s text:c="4"/><text:span text:style-name="T11">appels →</text:span><text:span text:style-name="T13"> 2 lignes de 10 “*”</text:span></text:p>
      <text:p text:style-name="P32"/>
      <text:p text:style-name="P42">Remarque: Les variables locales a la fonction en seront accesible qu’a l’interieur de cette fonction</text:p>
      <text:p text:style-name="P14"/>
      <text:p text:style-name="P14">a= 4</text:p>
      <text:p text:style-name="P14">def foo() → None:</text:p>
      <text:p text:style-name="P14"><text:tab/>print(a)</text:p>
      <text:p text:style-name="P14">foo() #affiche le contenu de la variable a(4)</text:p>
      <text:p text:style-name="P14">---------------------------------------------------</text:p>
      <text:p text:style-name="P14"><draw:line text:anchor-type="paragraph" draw:z-index="42" draw:name="Forma43" draw:style-name="gr1" draw:text-style-name="P66" svg:x1="-0.404cm" svg:y1="0.236cm" svg:x2="-0.563cm" svg:y2="4.364cm"><text:p/></draw:line><draw:line text:anchor-type="paragraph" draw:z-index="43" draw:name="Forma40" draw:style-name="gr1" draw:text-style-name="P66" svg:x1="-0.139cm" svg:y1="0.395cm" svg:x2="-0.404cm" svg:y2="0.369cm"><text:p/></draw:line>a=4</text:p>
      <text:p text:style-name="P14">def foo() → None:</text:p>
      <text:p text:style-name="P14"><draw:line text:anchor-type="paragraph" draw:z-index="35" draw:name="Forma35" draw:style-name="gr1" draw:text-style-name="P66" svg:x1="1.262cm" svg:y1="0.393cm" svg:x2="0.601cm" svg:y2="0.711cm"><text:p/></draw:line><text:tab/>a=5<text:tab/>← variable locale a foo</text:p>
      <text:p text:style-name="P14"><draw:line text:anchor-type="paragraph" draw:z-index="34" draw:name="Forma34" draw:style-name="gr1" draw:text-style-name="P66" svg:x1="1.289cm" svg:y1="0.432cm" svg:x2="0.601cm" svg:y2="0.062cm"><text:p/></draw:line><draw:line text:anchor-type="paragraph" draw:z-index="38" draw:name="Forma38" draw:style-name="gr1" draw:text-style-name="P66" svg:x1="5.549cm" svg:y1="0.617cm" svg:x2="4.888cm" svg:y2="0.617cm"><text:p/></draw:line><draw:line text:anchor-type="paragraph" draw:z-index="37" draw:name="Forma37" draw:style-name="gr1" draw:text-style-name="P66" svg:x1="4.888cm" svg:y1="0.617cm" svg:x2="4.888cm" svg:y2="1.966cm"><text:p/></draw:line><text:tab/><text:span text:style-name="T25">print(a)</text:span></text:p>
      <text:p text:style-name="P14">foo()<text:tab/><text:tab/><text:tab/><text:tab/>5</text:p>
      <text:p text:style-name="P14">print(a)<text:tab/><text:tab/><text:tab/>4</text:p>
      <text:p text:style-name="P14"><draw:line text:anchor-type="paragraph" draw:z-index="36" draw:name="Forma36" draw:style-name="gr1" draw:text-style-name="P66" svg:x1="5.602cm" svg:y1="0.019cm" svg:x2="4.888cm" svg:y2="0.045cm"><text:p/></draw:line><draw:line text:anchor-type="paragraph" draw:z-index="39" draw:name="Forma39" draw:style-name="gr1" draw:text-style-name="P66" svg:x1="1.263cm" svg:y1="0.046cm" svg:x2="1.581cm" svg:y2="0.072cm"><text:p/></draw:line><draw:line text:anchor-type="paragraph" draw:z-index="40" draw:name="Forma41" draw:style-name="gr1" draw:text-style-name="P66" svg:x1="1.342cm" svg:y1="0.469cm" svg:x2="1.421cm" svg:y2="0.072cm"><text:p/></draw:line><draw:line text:anchor-type="paragraph" draw:z-index="41" draw:name="Forma42" draw:style-name="gr1" draw:text-style-name="P66" svg:x1="-0.563cm" svg:y1="0.575cm" svg:x2="1.342cm" svg:y2="0.469cm"><text:p/></draw:line></text:p>
      <text:p text:style-name="P15"/>
      <text:p text:style-name="P19">2) Passage de parametres</text:p>
      <text:p text:style-name="P18"/>
      <text:p text:style-name="P15">On indique la liste des parametres dans l’entete de la fonction</text:p>
      <text:p text:style-name="P15">Pour chaque parametre, elle contient le nom et le type</text:p>
      <text:p text:style-name="P15"/>
      <text:p text:style-name="P15">def ligne(<text:span text:style-name="T26">n:int</text:span>) → None:</text:p>
      <text:p text:style-name="P15"><text:tab/> <text:s text:c="2"/><text:span text:style-name="T26">le parametre n de type int</text:span></text:p>
      <text:p text:style-name="P15"><text:tab/>‘’’Role: Afficher une ligne de n”*”</text:p>
      <text:p text:style-name="P15"><text:tab/>Variables:</text:p>
      <text:p text:style-name="P15"><text:tab/><text:tab/>i: entier</text:p>
      <text:p text:style-name="P15"><text:tab/>‘’’</text:p>
      <text:p text:style-name="P15"><text:tab/>for i in range(n):</text:p>
      <text:p text:style-name="P15"><text:tab/><text:tab/>print(“*”,end=’’)</text:p>
      <text:p text:style-name="P15"><text:tab/>print()</text:p>
      <text:p text:style-name="P15"/>
      <text:p text:style-name="P15"><text:soft-page-break/></text:p>
      <text:p text:style-name="P15"/>
      <text:p text:style-name="P15">ligne(14) → <text:span text:style-name="T28">affiche une ligne de 14 “*”</text:span></text:p>
      <text:p text:style-name="P15">n= int(input(“n= ”))</text:p>
      <text:p text:style-name="P15">ligne(n) <text:span text:style-name="T28">→ afficher une ligne </text:span><text:span text:style-name="T31">de n”*”</text:span></text:p>
      <text:p text:style-name="P54"/>
      <text:p text:style-name="P16"><text:span text:style-name="T32">n</text:span>=18</text:p>
      <text:p text:style-name="P16">def toto():</text:p>
      <text:p text:style-name="P16"><text:tab/>print(n)</text:p>
      <text:p text:style-name="P16">toto() → 17</text:p>
      <text:p text:style-name="P16">print(n) → 17</text:p>
      <text:p text:style-name="P16"/>
      <text:p text:style-name="P16">def toto (n: int):</text:p>
      <text:p text:style-name="P16"><text:tab/>print(n):</text:p>
      <text:p text:style-name="P16">toto(17) → 17</text:p>
      <text:p text:style-name="P16">print(n) → Erreur </text:p>
      <text:p text:style-name="P16"/>
      <text:p text:style-name="P17">Remarque importante 1:<text:span text:style-name="T9"> Pour passer un tableau en parametre d’une fonction, on utilise la syntaxe suivante:</text:span></text:p>
      <text:p text:style-name="P33"/>
      <text:p text:style-name="P33">def foo(L: list[int]) → None:</text:p>
      <text:p text:style-name="P33"><text:tab/>- <text:tab/>-<text:tab/>-</text:p>
      <text:p text:style-name="P34">pour un tableau d’entiers. Aucune indication n’est donne sur la taille du tableau.</text:p>
      <text:p text:style-name="P34">La bonne maniere de faire est de passer la taille du tablea en parametre.</text:p>
      <text:p text:style-name="P34"/>
      <text:p text:style-name="P34"><draw:line text:anchor-type="paragraph" draw:z-index="45" draw:name="Forma45" draw:style-name="gr1" draw:text-style-name="P66" svg:x1="5.972cm" svg:y1="0.64cm" svg:x2="4.041cm" svg:y2="0.958cm"><text:p/></draw:line>Def foo2( L: list[int], n:int) → None:</text:p>
      <text:p text:style-name="P34"><draw:line text:anchor-type="paragraph" draw:z-index="44" draw:name="Forma44" draw:style-name="gr1" draw:text-style-name="P66" svg:x1="2.506cm" svg:y1="0.176cm" svg:x2="4.041cm" svg:y2="0.308cm"><text:p/></draw:line><text:tab/></text:p>
      <text:p text:style-name="P9"><text:span text:style-name="T9"><text:tab/><text:tab/></text:span><text:span text:style-name="T10">tableau de taille n</text:span></text:p>
      <text:p text:style-name="P35"/>
      <text:p text:style-name="P43">Remarque importante 2</text:p>
      <text:p text:style-name="P34"/>
      <text:p text:style-name="P34">En Python,, un scalaire (entier, reel,bodeen,caractere) ou une chaine de caractere n’0est pas modifiee par une fonction, comme illustre ci-dessous.</text:p>
      <text:p text:style-name="P34"/>
      <text:p text:style-name="P34">Def foo(a: int) → None:</text:p>
      <text:p text:style-name="P34"><text:tab/>print(a)</text:p>
      <text:p text:style-name="P34"><text:tab/>a= a*2</text:p>
      <text:p text:style-name="P34"><text:tab/>print(a)</text:p>
      <text:p text:style-name="P34"><text:soft-page-break/>a=17</text:p>
      <text:p text:style-name="P34">foo(a)</text:p>
      <text:p text:style-name="P34">print(a)</text:p>
      <text:p text:style-name="P34"/>
      <text:p text:style-name="P36">Par contre, c’est un peu dioofferent pour les tabvleau</text:p>
      <text:p text:style-name="P36"/>
      <text:p text:style-name="P36">def foo2(L:list[int], n: int) → None:</text:p>
      <text:p text:style-name="P36"><text:tab/>L[0]=4</text:p>
      <text:p text:style-name="P10"><text:span text:style-name="T23">L= [0 for i in range(2)]<text:tab/><text:tab/><text:tab/></text:span>/!\<text:span text:style-name="T9">Les listes sont elles, modifiees par</text:span></text:p>
      <text:p text:style-name="P10"><text:span text:style-name="T23">print(L[0])<text:tab/> → 0<text:tab/><text:tab/><text:tab/><text:tab/><text:tab/></text:span><text:span text:style-name="T9">les fonctions</text:span></text:p>
      <text:p text:style-name="P36">foo2(L,2)</text:p>
      <text:p text:style-name="P36">print(L[0]) → 4</text:p>
      <text:p text:style-name="P36"/>
      <text:p text:style-name="P50">3)Retour d’une fonction</text:p>
      <text:p text:style-name="P44"/>
      <text:p text:style-name="P37">Pour retourner une valeur a la fonction appelante, on utilise l’instruction return. La valeur de ce retour se subsituera a l’appel de la fonction dans le programme.</text:p>
      <text:p text:style-name="P37"/>
      <text:p text:style-name="P37">Def min(a: int, b:int → int:</text:p>
      <text:p text:style-name="P37"><text:tab/>‘’’Role: retourner le min de a et b</text:p>
      <text:p text:style-name="P37"><text:tab/>Variables:</text:p>
      <text:p text:style-name="P37"><text:tab/><text:tab/>m: entier</text:p>
      <text:p text:style-name="P37"><text:tab/>‘’’</text:p>
      <text:p text:style-name="P37"><text:tab/>if a&lt;b:</text:p>
      <text:p text:style-name="P37"><text:tab/><text:tab/>m=a</text:p>
      <text:p text:style-name="P37"><text:tab/>else:</text:p>
      <text:p text:style-name="P37"><text:tab/><text:tab/>m=b</text:p>
      <text:p text:style-name="P37"><text:tab/>return m</text:p>
      <text:p text:style-name="P38">m1= min(14,7)</text:p>
      <text:p text:style-name="P8"><text:span text:style-name="T18">print(m1) </text:span><text:span text:style-name="T1">→ 4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1"><text:soft-page-break/>4) <text:span text:style-name="T25">Exemple du pgcd(a,b)</text:span></text:p>
      <text:p text:style-name="P51">‘’’Role: Calculer et retourner le pgcd de deux entiers a et b.</text:p>
      <text:p text:style-name="P51">Parametres:</text:p>
      <text:p text:style-name="P51"><text:tab/>a,b:entier</text:p>
      <text:p text:style-name="P51">Variables:</text:p>
      <text:p text:style-name="P51"><text:tab/>c,tmp:entier</text:p>
      <text:p text:style-name="P39"><text:span text:style-name="T33">‘’’</text:span></text:p>
      <text:p text:style-name="P39"><text:span text:style-name="T33"/></text:p>
      <text:p text:style-name="P39"><text:span text:style-name="T33">def pgcd(a:int,b:int) → int:</text:span></text:p>
      <text:p text:style-name="P39"><text:span text:style-name="T33"><text:tab/>if a&lt;b:</text:span></text:p>
      <text:p text:style-name="P39"><text:span text:style-name="T33"><text:tab/><text:tab/>tmp=a</text:span></text:p>
      <text:p text:style-name="P39"><text:span text:style-name="T33"><text:tab/><text:tab/>a=b</text:span></text:p>
      <text:p text:style-name="P39"><text:span text:style-name="T33"><text:tab/><text:tab/>b=tmp</text:span></text:p>
      <text:p text:style-name="P39"><text:span text:style-name="T33"><text:tab/>c= a-b</text:span></text:p>
      <text:p text:style-name="P39"><text:span text:style-name="T33"/></text:p>
      <text:p text:style-name="P39"><text:span text:style-name="T33"><text:tab/>while c!=0:</text:span></text:p>
      <text:p text:style-name="P39"><text:span text:style-name="T33"><text:tab/><text:tab/>a=c</text:span></text:p>
      <text:p text:style-name="P39"><text:span text:style-name="T33"><text:tab/><text:tab/>if a&lt;b:</text:span></text:p>
      <text:p text:style-name="P39"><text:span text:style-name="T33"><text:tab/><text:tab/><text:tab/>tmp=a</text:span></text:p>
      <text:p text:style-name="P39"><text:span text:style-name="T33"><text:tab/><text:tab/><text:tab/>a=b</text:span></text:p>
      <text:p text:style-name="P39"><text:span text:style-name="T33"><text:tab/><text:tab/><text:tab/>b=tmp</text:span></text:p>
      <text:p text:style-name="P39"><text:span text:style-name="T33"><text:tab/><text:tab/><text:tab/>c=a-b</text:span></text:p>
      <text:p text:style-name="P39"><text:span text:style-name="T33"><text:tab/>return a</text:span></text:p>
      <text:p text:style-name="P39"><text:span text:style-name="T33"/></text:p>
      <text:p text:style-name="P40"><text:span text:style-name="T33">#utilisation</text:span></text:p>
      <text:p text:style-name="P40"><text:span text:style-name="T33">a= int(input(“a= “))</text:span></text:p>
      <text:p text:style-name="P40"><text:span text:style-name="T33">b= int(input(“b= “))</text:span></text:p>
      <text:p text:style-name="P40"><text:span text:style-name="T33">r= </text:span><text:span text:style-name="T27">pgcd(a,b) → 1 appel a pgcd</text:span></text:p>
      <text:p text:style-name="P40"><text:span text:style-name="T33">print(“pgcd(“,a,”,”,b,”)=”,r)</text:span></text:p>
      <text:p text:style-name="P40"><text:span text:style-name="T33"/></text:p>
      <text:p text:style-name="P47"><text:span text:style-name="T33"/></text:p>
      <text:p text:style-name="P47"><text:span text:style-name="T33"/></text:p>
      <text:p text:style-name="P47"><text:span text:style-name="T33"/></text:p>
      <text:p text:style-name="P47"><text:span text:style-name="T33"/></text:p>
      <text:p text:style-name="P47"><text:span text:style-name="T33"/></text:p>
      <text:p text:style-name="P47"><text:span text:style-name="T33"/></text:p>
      <text:p text:style-name="P47"><text:span text:style-name="T33"/></text:p>
      <text:p text:style-name="P48"><text:soft-page-break/><text:span text:style-name="T33">4.3 Deux autres exemples</text:span></text:p>
      <text:p text:style-name="P48"><text:span text:style-name="T34"/></text:p>
      <text:p text:style-name="P48"><text:span text:style-name="T34">1) Table de multiplication</text:span></text:p>
      <text:p text:style-name="P48"><text:span text:style-name="T7">‘’’</text:span><text:span text:style-name="T8">Role: Afficher la table de i*j, pour i,j dans {0,…..,n}</text:span></text:p>
      <text:p text:style-name="P49"><text:span text:style-name="T8">P</text:span><text:span text:style-name="T7">arametres:</text:span></text:p>
      <text:p text:style-name="P49"><text:span text:style-name="T7"><text:tab/>n:entier</text:span></text:p>
      <text:p text:style-name="P49"><text:span text:style-name="T7">Variables:</text:span></text:p>
      <text:p text:style-name="P49"><text:span text:style-name="T7"><text:tab/>i,j:entier</text:span></text:p>
      <text:p text:style-name="P49"><text:span text:style-name="T7"/></text:p>
      <text:p text:style-name="P49"><text:span text:style-name="T7">def multiplication(n: int) → None:</text:span></text:p>
      <text:p text:style-name="P49"><text:span text:style-name="T7"><text:tab/>for i in range(n):</text:span></text:p>
      <text:p text:style-name="P49"><text:span text:style-name="T7"><text:tab/><text:tab/>for j in range(n):</text:span></text:p>
      <text:p text:style-name="P49"><text:span text:style-name="T7"><text:tab/><text:tab/><text:tab/>r= i*j</text:span></text:p>
      <text:p text:style-name="P49"><text:span text:style-name="T7"><text:tab/><text:tab/><text:tab/>print(r,end=’ <text:s/>’)</text:span></text:p>
      <text:p text:style-name="P49"><text:span text:style-name="T7"><text:tab/><text:tab/>print()</text:span></text:p>
      <text:p text:style-name="P49"><text:span text:style-name="T7"><text:tab/></text:span></text:p>
      <text:p text:style-name="P49"><text:span text:style-name="T7">n1= int(input(“n1= “))</text:span></text:p>
      <text:p text:style-name="P49"><text:span text:style-name="T7">n2= int(input(“n2= “))</text:span></text:p>
      <text:p text:style-name="P56"><text:span text:style-name="T7">multiplication(n1) → 2appels → executes de maniere sequentielle</text:span></text:p>
      <text:p text:style-name="P56"><text:span text:style-name="T7">multiplication(n2) <text:s text:c="4"/><text:tab/><text:tab/><text:tab/><text:tab/>et separe</text:span></text:p>
      <text:p text:style-name="P56"><text:span text:style-name="T19"/></text:p>
      <text:p text:style-name="P64"><text:span text:style-name="T35">multiplication</text:span><text:span text:style-name="T7">(</text:span><text:span text:style-name="T38">4</text:span><text:span text:style-name="T7">)</text:span></text:p>
      <text:p text:style-name="P63"><text:span text:style-name="T39">for</text:span> <text:span text:style-name="T40">i</text:span> <text:span text:style-name="T39">in</text:span> <text:span text:style-name="T42">range</text:span>(<text:span text:style-name="T37">4</text:span>):</text:p>
      <text:p text:style-name="P65">    <text:span text:style-name="T36">multiplication</text:span><text:span text:style-name="T43">(</text:span><text:span text:style-name="T41">i</text:span><text:span text:style-name="T43">)</text:span></text:p>
      <text:p text:style-name="P55"/>
      <text:p text:style-name="P52">2) Minimum d’un tableau</text:p>
      <text:p text:style-name="P52"><text:span text:style-name="T1"/></text:p>
      <text:p text:style-name="P52"><text:span text:style-name="T1">‘’’</text:span><text:span text:style-name="T2">Role: Determiner et retourner l’indice du plus petit element <text:s/>du tableau t de taille n</text:span></text:p>
      <text:p text:style-name="P52"><text:span text:style-name="T2"/></text:p>
      <text:p text:style-name="P53"><text:span text:style-name="T1">Parametres</text:span></text:p>
      <text:p text:style-name="P53"><text:span text:style-name="T1"><text:tab/>t:tableau d’entier</text:span></text:p>
      <text:p text:style-name="P57"><text:span text:style-name="T7"><text:tab/></text:span><text:span text:style-name="T20">n:entier</text:span></text:p>
      <text:p text:style-name="P58"><text:span text:style-name="T19">Variables:</text:span></text:p>
      <text:p text:style-name="P58"><text:span text:style-name="T19"><text:tab/>i,idx: entier</text:span></text:p>
      <text:p text:style-name="P58"><text:span text:style-name="T19">‘’’</text:span></text:p>
      <text:p text:style-name="P58"><text:span text:style-name="T19"/></text:p>
      <text:p text:style-name="P58"><text:span text:style-name="T19"/></text:p>
      <text:p text:style-name="P58"><text:span text:style-name="T19"/></text:p>
      <text:p text:style-name="P58"><text:soft-page-break/><text:span text:style-name="T19">def min_tab(t:list[int], n: int) → int:</text:span></text:p>
      <text:p text:style-name="P58"><text:span text:style-name="T19"><text:tab/>idx=-1</text:span></text:p>
      <text:p text:style-name="P58"><text:span text:style-name="T19"><text:tab/>if n&gt;0:</text:span></text:p>
      <text:p text:style-name="P58"><text:span text:style-name="T19"><text:tab/><text:tab/>idx=0</text:span></text:p>
      <text:p text:style-name="P58"><text:span text:style-name="T19"><text:tab/><text:tab/>for i in range(n):</text:span></text:p>
      <text:p text:style-name="P58"><text:span text:style-name="T19"><text:tab/><text:tab/><text:tab/>if t[idx] &gt; t[i]:</text:span></text:p>
      <text:p text:style-name="P58"><text:span text:style-name="T19"><text:tab/><text:tab/><text:tab/><text:tab/>idx=i</text:span></text:p>
      <text:p text:style-name="P58"><text:span text:style-name="T19"><text:tab/>return idx</text:span></text:p>
      <text:p text:style-name="P58"><text:span text:style-name="T19"/></text:p>
      <text:p text:style-name="P58"><text:span text:style-name="T19">#programme principal</text:span></text:p>
      <text:p text:style-name="P58"><text:span text:style-name="T19">n= int(input(“n= “))</text:span></text:p>
      <text:p text:style-name="P58"><text:span text:style-name="T19">t=[0 for i in range(n)]</text:span></text:p>
      <text:p text:style-name="P58"><text:span text:style-name="T19"/></text:p>
      <text:p text:style-name="P58"><text:span text:style-name="T19">for i inrange(n):</text:span></text:p>
      <text:p text:style-name="P58"><text:span text:style-name="T19"><text:tab/>t[i]= int(input())</text:span></text:p>
      <text:p text:style-name="P58"><text:span text:style-name="T19">m= min_tab(t,n)</text:span></text:p>
      <text:p text:style-name="P58"><text:span text:style-name="T19"/></text:p>
      <text:p text:style-name="P60"><text:span text:style-name="T24">4) Frise</text:span></text:p>
      <text:p text:style-name="P60"><text:span text:style-name="T19"/></text:p>
      <text:p text:style-name="P60"><text:span text:style-name="T19">-m: nombre de reetition</text:span></text:p>
      <text:p text:style-name="P60"><text:span text:style-name="T19">-l: demi longueur</text:span></text:p>
      <text:p text:style-name="P60"><text:span text:style-name="T19">-h: hauteur</text:span></text:p>
      <text:p text:style-name="P60"><text:span text:style-name="T19"/></text:p>
      <text:p text:style-name="P60"><text:span text:style-name="T19">exemple:(n,l,h)= (2,6,7)</text:span></text:p>
      <text:p text:style-name="P60"><text:span text:style-name="T19"/></text:p>
      <text:p text:style-name="P60"><text:span text:style-name="T19">def ligne(k: int, c:str) → None:</text:span></text:p>
      <text:p text:style-name="P60"><text:span text:style-name="T19"><text:tab/>‘’’Role: afficher une ligne de k caractere c</text:span></text:p>
      <text:p text:style-name="P60"><text:span text:style-name="T19"><text:tab/>Parametres</text:span></text:p>
      <text:p text:style-name="P60"><text:span text:style-name="T19"><text:tab/><text:tab/>k:entier</text:span></text:p>
      <text:p text:style-name="P60"><text:span text:style-name="T19"><text:tab/><text:tab/>c: caractere</text:span></text:p>
      <text:p text:style-name="P60"><text:span text:style-name="T19"><text:tab/>Variables:</text:span></text:p>
      <text:p text:style-name="P60"><text:span text:style-name="T19"><text:tab/><text:tab/>i:entier</text:span></text:p>
      <text:p text:style-name="P60"><text:span text:style-name="T19"><text:tab/>‘’’</text:span></text:p>
      <text:p text:style-name="P60"><text:span text:style-name="T19"/></text:p>
      <text:p text:style-name="P60"><text:span text:style-name="T19"><text:tab/>for i in range(k):</text:span></text:p>
      <text:p text:style-name="P60"><text:span text:style-name="T19"><text:tab/><text:tab/>print(c,end=’’)</text:span></text:p>
      <text:p text:style-name="P60"><text:span text:style-name="T19"/></text:p>
      <text:p text:style-name="P60"><text:span text:style-name="T19"/></text:p>
      <text:p text:style-name="P60"><text:span text:style-name="T19"/></text:p>
      <text:p text:style-name="P60"><text:soft-page-break/><text:span text:style-name="T19">def frise(n: int, l: int, h: int) → None:</text:span></text:p>
      <text:p text:style-name="P60"><text:span text:style-name="T19"><text:tab/>‘’’Role: d’afficher la frise avec les parametres(n,l,h)</text:span></text:p>
      <text:p text:style-name="P60"><text:span text:style-name="T19"><text:tab/>Parametres:</text:span></text:p>
      <text:p text:style-name="P60"><text:span text:style-name="T19"><text:tab/><text:tab/>n,l,h: entier</text:span></text:p>
      <text:p text:style-name="P60"><text:span text:style-name="T19"><text:tab/>Variables:</text:span></text:p>
      <text:p text:style-name="P60"><text:span text:style-name="T19"><text:tab/><text:tab/>i,j: entier</text:span></text:p>
      <text:p text:style-name="P60"><text:span text:style-name="T19"><text:tab/>‘’’</text:span></text:p>
      <text:p text:style-name="P60"><text:span text:style-name="T19"><text:tab/></text:span><text:span text:style-name="T21">for i in range(n):</text:span></text:p>
      <text:p text:style-name="P60"><text:span text:style-name="T21"><text:tab/><text:tab/>ligne(l,’*’)</text:span></text:p>
      <text:p text:style-name="P60"><text:span text:style-name="T21"><text:tab/><text:tab/>ligne(l-1,’ <text:s text:c="2"/>‘)</text:span></text:p>
      <text:p text:style-name="P60"><text:span text:style-name="T21"><text:tab/>print()</text:span></text:p>
      <text:p text:style-name="P60"><text:span text:style-name="T21"><text:tab/>for i in range(h-2):</text:span></text:p>
      <text:p text:style-name="P60"><text:span text:style-name="T21"><text:tab/><text:tab/>for j in range(n):</text:span></text:p>
      <text:p text:style-name="P60"><text:span text:style-name="T21"><text:tab/><text:tab/><text:tab/>ligne(1’*’) #print(‘*’,end=’’)</text:span></text:p>
      <text:p text:style-name="P60"><text:span text:style-name="T21"><text:tab/><text:tab/><text:tab/>ligne(l-2,’ <text:s text:c="2"/>‘)</text:span></text:p>
      <text:p text:style-name="P60"><text:span text:style-name="T21"><text:tab/><text:tab/><text:tab/>ligne(1,’*’)</text:span></text:p>
      <text:p text:style-name="P60"><text:span text:style-name="T21"><text:tab/><text:tab/><text:tab/>ligne(l-1,’ <text:s text:c="2"/>‘)</text:span></text:p>
      <text:p text:style-name="P60"><text:span text:style-name="T21"><text:tab/><text:tab/>print()</text:span></text:p>
      <text:p text:style-name="P60"><text:span text:style-name="T21"><text:tab/>for i in range(n):</text:span></text:p>
      <text:p text:style-name="P60"><text:span text:style-name="T21"><text:tab/></text:span><text:span text:style-name="T22"><text:tab/>ligne(1,’*’)</text:span></text:p>
      <text:p text:style-name="P61"><text:span text:style-name="T22"><text:tab/><text:tab/></text:span><text:span text:style-name="T21">ligne(l-2,’ <text:s text:c="2"/>‘)</text:span></text:p>
      <text:p text:style-name="P61"><text:span text:style-name="T21"><text:tab/><text:tab/>ligne(l,’*’)</text:span></text:p>
      <text:p text:style-name="P61"><text:span text:style-name="T21"/></text:p>
      <text:p text:style-name="P62"><text:span text:style-name="T21">n</text:span><text:span text:style-name="T19">= int(input(“n=”))</text:span></text:p>
      <text:p text:style-name="P62"><text:span text:style-name="T19">l= int(input(“l= “))</text:span></text:p>
      <text:p text:style-name="P62"><text:span text:style-name="T19">h= int(input(“h= “))</text:span></text:p>
      <text:p text:style-name="P62"><text:span text:style-name="T7">frise (2,6,7)</text:span></text:p>
      <text:p text:style-name="P62"><text:span text:style-name="T7">frise(m,l,h) → 2 appels</text:span></text:p>
      <text:p text:style-name="P62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4T14:29:01.931000000</meta:creation-date>
    <dc:date>2023-11-27T10:57:25.871000000</dc:date>
    <meta:editing-duration>PT1H26M48S</meta:editing-duration>
    <meta:editing-cycles>20</meta:editing-cycles>
    <meta:generator>LibreOffice/6.3.5.2$Windows_X86_64 LibreOffice_project/dd0751754f11728f69b42ee2af66670068624673</meta:generator>
    <meta:document-statistic meta:table-count="0" meta:image-count="0" meta:object-count="0" meta:page-count="9" meta:paragraph-count="238" meta:word-count="940" meta:character-count="5929" meta:non-whitespace-character-count="5000"/>
  </office:meta>
</office:document-meta>
</file>